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MetadataReaderLeakTests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MetadataReaderLeakTest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MetadataReaderLeakTests.significant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